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9.0362in"/>
    </style:style>
    <style:style style:name="co10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10.75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8.1807in"/>
    </style:style>
    <style:style style:name="co8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1.7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Ocurrencia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Los objetos rojos y el objeto verde</text:p>
          </table:table-cell>
          <table:table-cell office:value-type="float" office:value="16" calcext:value-type="float">
            <text:p>16</text:p>
          </table:table-cell>
          <table:table-cell table:formula="of:=([Ocurrencias.B2]/SUM(([Ocurrencias.B2:.B14])))*100" office:value-type="float" office:value="80" calcext:value-type="float">
            <text:p>80</text:p>
          </table:table-cell>
          <table:table-cell office:value-type="string" calcext:value-type="string">
            <text:p>Si (Compuesta)</text:p>
          </table:table-cell>
        </table:table-row>
        <table:table-row table:style-name="ro2">
          <table:table-cell office:value-type="string" calcext:value-type="string">
            <text:p>Objetos rojos y rectangulo verde</text:p>
          </table:table-cell>
          <table:table-cell office:value-type="float" office:value="3" calcext:value-type="float">
            <text:p>3</text:p>
          </table:table-cell>
          <table:table-cell table:formula="of:=([Ocurrencias.B3]/SUM(([Ocurrencias.B2:.B14]))*100)"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a esfera roja, cubo rojo y rectangulo verde</text:p>
          </table:table-cell>
          <table:table-cell office:value-type="float" office:value="1" calcext:value-type="float">
            <text:p>1</text:p>
          </table:table-cell>
          <table:table-cell table:formula="of:=([Ocurrencias.B4]/SUM(([Ocurrencias.B2:.B14])))*100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5]/SUM(([Ocurrencias.B2:.B14]))*10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6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7]/SUM((([Ocurrencias.B2:.B14])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8]/SUM(([Ocurrencias.B2:.B14]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9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10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1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2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3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4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SUM([Ocurrencias.B2:.B14])" office:value-type="float" office:value="20" calcext:value-type="float">
            <text:p>20</text:p>
          </table:table-cell>
          <table:table-cell table:formula="of:=SUM([Ocurrencias.C2:.C14])"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cube.(T) &amp;&amp; Ex-ball.(T) &amp;&amp; Ex-green.(T) &amp; Ex-green.(T) </text:p>
          </table:table-cell>
          <table:table-cell office:value-type="float" office:value="747" calcext:value-type="float">
            <text:p>747</text:p>
          </table:table-cell>
          <table:table-cell table:formula="of:=([Ocurrencias.B18]/SUM([Ocurrencias.B18:.B49]))*100" office:value-type="float" office:value="74.7" calcext:value-type="float">
            <text:p>74.7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cube.(T) &amp;&amp; Ex-ball.(T) &amp;&amp; Ex-rectangle.(T) &amp; Ex-green.(T) &amp; Ex-rectangle.(T) &amp; Ex-green.(T) </text:p>
          </table:table-cell>
          <table:table-cell office:value-type="float" office:value="153" calcext:value-type="float">
            <text:p>153</text:p>
          </table:table-cell>
          <table:table-cell table:formula="of:=([Ocurrencias.B19]/SUM([Ocurrencias.B18:.B49]))*100" office:value-type="float" office:value="15.3" calcext:value-type="float">
            <text:p>15.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cube.(T) &amp; Ex-red.(T) &amp; Ex-cube.(T) &amp; Ex-red.(T) &amp;&amp; Ex-ball.(T) &amp;&amp; Ex-green.(T) &amp; Ex-green.(T) </text:p>
          </table:table-cell>
          <table:table-cell office:value-type="float" office:value="41" calcext:value-type="float">
            <text:p>41</text:p>
          </table:table-cell>
          <table:table-cell table:formula="of:=([Ocurrencias.B20]/SUM([Ocurrencias.B18:.B49]))*100" office:value-type="float" office:value="4.1" calcext:value-type="float">
            <text:p>4.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cube.(T) &amp;&amp; Ex-ball.(T) &amp; Ex-red.(T) &amp; Ex-ball.(T) &amp; Ex-red.(T) &amp;&amp; Ex-green.(T) &amp; Ex-green.(T) </text:p>
          </table:table-cell>
          <table:table-cell office:value-type="float" office:value="38" calcext:value-type="float">
            <text:p>38</text:p>
          </table:table-cell>
          <table:table-cell table:formula="of:=([Ocurrencias.B21]/SUM(([Ocurrencias.B18:.B49])))*100" office:value-type="float" office:value="3.8" calcext:value-type="float">
            <text:p>3.8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cube.(T) &amp;&amp; Ex-ball.(T) &amp; Ex-red.(T) &amp; Ex-ball.(T) &amp; Ex-red.(T) &amp;&amp; Ex-rectangle.(T) &amp; Ex-green.(T) &amp; Ex-rectangle.(T) &amp; Ex-green.(T) </text:p>
          </table:table-cell>
          <table:table-cell office:value-type="float" office:value="13" calcext:value-type="float">
            <text:p>13</text:p>
          </table:table-cell>
          <table:table-cell table:formula="of:=([Ocurrencias.B22]/SUM(([Ocurrencias.B18:.B49])))*100" office:value-type="float" office:value="1.3" calcext:value-type="float">
            <text:p>1.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cube.(T) &amp; Ex-red.(T) &amp; Ex-cube.(T) &amp; Ex-red.(T) &amp;&amp; Ex-ball.(T) &amp;&amp; Ex-rectangle.(T) &amp; Ex-green.(T) &amp; Ex-rectangle.(T) &amp; Ex-green.(T) </text:p>
          </table:table-cell>
          <table:table-cell office:value-type="float" office:value="7" calcext:value-type="float">
            <text:p>7</text:p>
          </table:table-cell>
          <table:table-cell table:formula="of:=([Ocurrencias.B23]/SUM(([Ocurrencias.B18:.B49])))*10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cube.(T) &amp; Ex-red.(T) &amp; Ex-cube.(T) &amp; Ex-red.(T) &amp;&amp; Ex-ball.(T) &amp; Ex-red.(T) &amp; Ex-ball.(T) &amp; Ex-red.(T) &amp;&amp; Ex-green.(T) &amp; Ex-green.(T) </text:p>
          </table:table-cell>
          <table:table-cell office:value-type="float" office:value="1" calcext:value-type="float">
            <text:p>1</text:p>
          </table:table-cell>
          <table:table-cell table:formula="of:=([Ocurrencias.B24]/SUM(([Ocurrencias.B18:.B49])))*100"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5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6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7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8]/SUM(([Ocurrencias.B18:.B49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9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0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1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2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3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4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5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6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7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8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9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0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1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2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5" table:formula="of:=([Ocurrencias.B43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4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5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6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7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8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9]/SUM(([Ocurrencias.B18:.B49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6" table:formula="of:=SUM([Ocurrencias.C18:.C49])" office:value-type="float" office:value="100" calcext:value-type="float">
            <text:p>100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 Modificad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green.(T) &amp;&amp; Ex-red(T)</text:p>
          </table:table-cell>
          <table:table-cell table:number-columns-repeated="2" office:value-type="float" office:value="99.8" calcext:value-type="float">
            <text:p>99.8</text:p>
          </table:table-cell>
          <table:table-cell office:value-type="string" calcext:value-type="string">
            <text:p>Si (Compuesta)</text:p>
          </table:table-cell>
        </table:table-row>
      </table:table>
      <table:table table:name="Comparaciones" table:style-name="ta1"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4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Corpus [%]</text:p>
          </table:table-cell>
          <table:table-cell office:value-type="string" calcext:value-type="string">
            <text:p>Algoritmo [%]</text:p>
          </table:table-cell>
          <table:table-cell office:value-type="string" calcext:value-type="string">
            <text:p>Exactitud [%]</text:p>
          </table:table-cell>
          <table:table-cell office:value-type="string" calcext:value-type="string">
            <text:p>AI [%]</text:p>
          </table:table-cell>
          <table:table-cell office:value-type="string" calcext:value-type="string">
            <text:p>Algoritmo Modificado [%]</text:p>
          </table:table-cell>
        </table:table-row>
        <table:table-row table:style-name="ro4">
          <table:table-cell office:value-type="string" calcext:value-type="string">
            <text:p>Los objetos rojos y el objeto verd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MIN([.B2:.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</table:table-row>
        <table:table-row table:style-name="ro4">
          <table:table-cell office:value-type="string" calcext:value-type="string">
            <text:p>Objetos rojos y rectangulo verd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MIN([.B3:.C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 esfera roja, cubo rojo y rectangulo verde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formula="of:=MIN([.B4:.C4])"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5:.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6: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D2:.D5])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4">
          <table:table-cell table:style-name="ce2" office:value-type="string" calcext:value-type="string">
            <text:p>AI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ola roja, cubo rojo y objeto verde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 table:number-rows-repeated="3">
          <table:table-cell table:style-name="ce2"/>
          <table:table-cell table:number-columns-repeated="5"/>
        </table:table-row>
        <table:table-row table:style-name="ro4">
          <table:table-cell table:style-name="ce2"/>
          <table:table-cell table:number-columns-repeated="5"/>
        </table:table-row>
      </table:table>
      <table:table table:name="excel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Ocurrencias.A2:Ocurrencias.C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excel.A1:excel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1:46:16.144757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6:11.101012666</meta:creation-date>
    <dc:date>2016-09-23T11:48:47.026271045</dc:date>
    <meta:editing-duration>PT3H19M12S</meta:editing-duration>
    <meta:editing-cycles>16</meta:editing-cycles>
    <meta:generator>LibreOffice/4.2.8.2$Linux_X86_64 LibreOffice_project/420m0$Build-2</meta:generator>
    <meta:document-statistic meta:table-count="3" meta:cell-count="137" meta:object-count="0"/>
  </office:meta>
</office:document-meta>
</file>